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48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21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4.911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09 finals</text:p>
          </table:table-cell>
          <table:table-cell office:value-type="float" office:value="0">
            <text:p>0</text:p>
          </table:table-cell>
          <table:table-cell office:value-type="string">
            <text:p>Lights</text:p>
          </table:table-cell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2010 finals</text:p>
          </table:table-cell>
          <table:table-cell office:value-type="float" office:value="1">
            <text:p>1</text:p>
          </table:table-cell>
          <table:table-cell office:value-type="string">
            <text:p>YingYang</text:p>
          </table:table-cell>
          <table:table-cell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2011 3</text:p>
          </table:table-cell>
          <table:table-cell table:style-name="ce1" office:value-type="float" office:value="2">
            <text:p>2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2011 finals</text:p>
          </table:table-cell>
          <table:table-cell office:value-type="float" office:value="1">
            <text:p>1</text:p>
          </table:table-cell>
          <table:table-cell office:value-type="string">
            <text:p>Google royale</text:p>
          </table:table-cell>
          <table:table-cell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2">
            <text:p>2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2">
            <text:p>2</text:p>
          </table:table-cell>
          <table:table-cell office:value-type="string">
            <text:p>Twirling, 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frica 2010</text:p>
          </table:table-cell>
          <table:table-cell office:value-type="float" office:value="0">
            <text:p>0</text:p>
          </table:table-cell>
          <table:table-cell office:value-type="string">
            <text:p>maybe convert (2010 compet prob 3 to java)</text:p>
          </table:table-cell>
          <table:table-cell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frica 2011</text:p>
          </table:table-cell>
          <table:table-cell office:value-type="float" office:value="1">
            <text:p>1</text:p>
          </table:table-cell>
          <table:table-cell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9">
            <text:p>9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4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number-columns-repeated="2" table:style-name="ce2"/>
          <table:table-cell table:style-name="ce2" table:formula="of:=10^15" office:value-type="float" office:value="1E+015">
            <text:p>10000000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7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style-name="ce2" table:number-columns-repeated="5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444">
            <text:p>1444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521">
            <text:p>1521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600">
            <text:p>160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681">
            <text:p>168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764">
            <text:p>1764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849">
            <text:p>1849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936">
            <text:p>1936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2025">
            <text:p>202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2116">
            <text:p>2116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2209">
            <text:p>2209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2304">
            <text:p>2304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401">
            <text:p>2401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500">
            <text:p>25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601">
            <text:p>2601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704">
            <text:p>2704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809">
            <text:p>2809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916">
            <text:p>2916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3025">
            <text:p>302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3136">
            <text:p>3136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3249">
            <text:p>3249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3364">
            <text:p>3364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481">
            <text:p>3481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600">
            <text:p>360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721">
            <text:p>3721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844">
            <text:p>3844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969">
            <text:p>3969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4096">
            <text:p>4096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4225">
            <text:p>422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4356">
            <text:p>4356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4489">
            <text:p>4489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624">
            <text:p>4624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761">
            <text:p>4761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900">
            <text:p>490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5041">
            <text:p>5041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5184">
            <text:p>5184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5329">
            <text:p>5329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5476">
            <text:p>5476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625">
            <text:p>56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776">
            <text:p>5776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929">
            <text:p>5929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6084">
            <text:p>6084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6241">
            <text:p>6241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6400">
            <text:p>640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6561">
            <text:p>6561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724">
            <text:p>6724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889">
            <text:p>6889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7056">
            <text:p>7056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7225">
            <text:p>722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7396">
            <text:p>7396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7569">
            <text:p>7569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744">
            <text:p>7744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921">
            <text:p>7921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8100">
            <text:p>810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8281">
            <text:p>8281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8464">
            <text:p>8464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8649">
            <text:p>8649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836">
            <text:p>8836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9025">
            <text:p>902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9216">
            <text:p>9216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9409">
            <text:p>9409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9604">
            <text:p>9604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801">
            <text:p>9801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10000">
            <text:p>100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10201">
            <text:p>10201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10404">
            <text:p>10404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10609">
            <text:p>10609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10816">
            <text:p>10816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1025">
            <text:p>1102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1236">
            <text:p>11236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1449">
            <text:p>11449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1664">
            <text:p>11664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881">
            <text:p>11881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2100">
            <text:p>1210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2321">
            <text:p>12321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2544">
            <text:p>12544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2769">
            <text:p>12769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996">
            <text:p>12996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3225">
            <text:p>1322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3456">
            <text:p>13456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3689">
            <text:p>13689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3924">
            <text:p>13924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4161">
            <text:p>14161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4400">
            <text:p>1440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4641">
            <text:p>14641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4884">
            <text:p>14884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5129">
            <text:p>15129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5376">
            <text:p>15376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5625">
            <text:p>15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5876">
            <text:p>15876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6129">
            <text:p>16129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6384">
            <text:p>16384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6641">
            <text:p>1664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6900">
            <text:p>1690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7161">
            <text:p>1716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7424">
            <text:p>17424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7689">
            <text:p>17689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7956">
            <text:p>17956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8225">
            <text:p>1822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8496">
            <text:p>18496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8769">
            <text:p>18769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9044">
            <text:p>19044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9321">
            <text:p>19321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9600">
            <text:p>1960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9881">
            <text:p>19881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20164">
            <text:p>20164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20449">
            <text:p>20449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20736">
            <text:p>20736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21025">
            <text:p>2102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1316">
            <text:p>21316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1609">
            <text:p>21609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1904">
            <text:p>21904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2201">
            <text:p>22201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2500">
            <text:p>225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2801">
            <text:p>2280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3104">
            <text:p>23104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3409">
            <text:p>23409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3716">
            <text:p>23716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4025">
            <text:p>2402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4336">
            <text:p>24336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4649">
            <text:p>24649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4964">
            <text:p>24964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5281">
            <text:p>25281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5600">
            <text:p>2560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5921">
            <text:p>2592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6244">
            <text:p>26244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6569">
            <text:p>26569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6896">
            <text:p>26896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7225">
            <text:p>2722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7556">
            <text:p>27556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7889">
            <text:p>27889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8224">
            <text:p>28224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8561">
            <text:p>28561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8900">
            <text:p>2890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9241">
            <text:p>29241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9584">
            <text:p>29584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9929">
            <text:p>29929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30276">
            <text:p>30276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30625">
            <text:p>306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30976">
            <text:p>30976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31329">
            <text:p>31329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1684">
            <text:p>31684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2041">
            <text:p>32041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2400">
            <text:p>3240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2761">
            <text:p>3276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3124">
            <text:p>33124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3489">
            <text:p>33489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3856">
            <text:p>33856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4225">
            <text:p>3422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4596">
            <text:p>34596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4969">
            <text:p>34969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5344">
            <text:p>35344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5721">
            <text:p>35721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6100">
            <text:p>3610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6481">
            <text:p>36481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6864">
            <text:p>36864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7249">
            <text:p>37249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7636">
            <text:p>37636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8025">
            <text:p>3802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8416">
            <text:p>38416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8809">
            <text:p>38809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9204">
            <text:p>39204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9601">
            <text:p>39601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40000">
            <text:p>400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40401">
            <text:p>40401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40804">
            <text:p>40804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41209">
            <text:p>41209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41616">
            <text:p>41616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2025">
            <text:p>4202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2436">
            <text:p>42436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2849">
            <text:p>42849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3264">
            <text:p>43264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3681">
            <text:p>43681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4100">
            <text:p>4410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4521">
            <text:p>44521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4944">
            <text:p>44944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5369">
            <text:p>45369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5796">
            <text:p>45796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6225">
            <text:p>4622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6656">
            <text:p>4665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7089">
            <text:p>47089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7524">
            <text:p>47524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7961">
            <text:p>47961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8400">
            <text:p>4840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8841">
            <text:p>48841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9284">
            <text:p>49284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9729">
            <text:p>49729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50176">
            <text:p>50176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50625">
            <text:p>506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51076">
            <text:p>51076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51529">
            <text:p>51529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1984">
            <text:p>51984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2441">
            <text:p>52441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2900">
            <text:p>5290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3361">
            <text:p>53361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3824">
            <text:p>53824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4289">
            <text:p>54289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4756">
            <text:p>54756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5225">
            <text:p>5522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5696">
            <text:p>55696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6169">
            <text:p>56169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6644">
            <text:p>56644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7121">
            <text:p>57121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7600">
            <text:p>5760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8081">
            <text:p>58081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8564">
            <text:p>58564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9049">
            <text:p>59049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9536">
            <text:p>59536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60025">
            <text:p>6002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60516">
            <text:p>60516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61009">
            <text:p>61009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61504">
            <text:p>61504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2001">
            <text:p>62001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2500">
            <text:p>62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3001">
            <text:p>630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3504">
            <text:p>63504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4009">
            <text:p>64009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4516">
            <text:p>64516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5025">
            <text:p>6502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5536">
            <text:p>65536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6049">
            <text:p>66049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6564">
            <text:p>66564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7081">
            <text:p>67081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7600">
            <text:p>6760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8121">
            <text:p>68121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8644">
            <text:p>68644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9169">
            <text:p>69169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9696">
            <text:p>69696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70225">
            <text:p>7022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70756">
            <text:p>70756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71289">
            <text:p>71289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71824">
            <text:p>71824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2361">
            <text:p>72361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2900">
            <text:p>7290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3441">
            <text:p>73441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3984">
            <text:p>73984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4529">
            <text:p>74529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5076">
            <text:p>75076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5625">
            <text:p>756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6176">
            <text:p>76176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6729">
            <text:p>76729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7284">
            <text:p>77284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7841">
            <text:p>77841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8400">
            <text:p>7840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8961">
            <text:p>78961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9524">
            <text:p>79524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80089">
            <text:p>80089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80656">
            <text:p>80656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81225">
            <text:p>8122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81796">
            <text:p>8179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2369">
            <text:p>82369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2944">
            <text:p>82944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3521">
            <text:p>83521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4100">
            <text:p>8410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4681">
            <text:p>84681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5264">
            <text:p>85264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5849">
            <text:p>85849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6436">
            <text:p>86436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7025">
            <text:p>8702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7616">
            <text:p>87616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8209">
            <text:p>88209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8804">
            <text:p>88804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9401">
            <text:p>89401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90000">
            <text:p>900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90601">
            <text:p>90601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91204">
            <text:p>91204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91809">
            <text:p>91809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92416">
            <text:p>92416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3025">
            <text:p>9302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3636">
            <text:p>93636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4249">
            <text:p>94249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4864">
            <text:p>94864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5481">
            <text:p>95481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6100">
            <text:p>9610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6721">
            <text:p>96721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7344">
            <text:p>97344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7969">
            <text:p>97969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8596">
            <text:p>98596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9225">
            <text:p>9922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9856">
            <text:p>99856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100489">
            <text:p>100489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101124">
            <text:p>101124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101761">
            <text:p>101761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102400">
            <text:p>10240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3041">
            <text:p>103041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3684">
            <text:p>103684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4329">
            <text:p>104329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4976">
            <text:p>104976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5625">
            <text:p>1056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6276">
            <text:p>106276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6929">
            <text:p>106929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7584">
            <text:p>107584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8241">
            <text:p>108241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8900">
            <text:p>10890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9561">
            <text:p>109561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10224">
            <text:p>110224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10889">
            <text:p>110889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11556">
            <text:p>111556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12225">
            <text:p>11222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2896">
            <text:p>11289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3569">
            <text:p>113569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4244">
            <text:p>114244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4921">
            <text:p>114921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5600">
            <text:p>11560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6281">
            <text:p>116281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6964">
            <text:p>116964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7649">
            <text:p>117649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8336">
            <text:p>118336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9025">
            <text:p>11902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9716">
            <text:p>119716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20409">
            <text:p>120409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21104">
            <text:p>121104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21801">
            <text:p>121801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22500">
            <text:p>1225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3201">
            <text:p>123201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3904">
            <text:p>123904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4609">
            <text:p>124609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5316">
            <text:p>125316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6025">
            <text:p>12602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6736">
            <text:p>126736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7449">
            <text:p>127449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8164">
            <text:p>128164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8881">
            <text:p>128881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9600">
            <text:p>12960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30321">
            <text:p>130321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31044">
            <text:p>131044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31769">
            <text:p>131769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32496">
            <text:p>132496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3225">
            <text:p>13322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3956">
            <text:p>133956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4689">
            <text:p>134689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5424">
            <text:p>135424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6161">
            <text:p>136161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6900">
            <text:p>13690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7641">
            <text:p>137641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8384">
            <text:p>138384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9129">
            <text:p>139129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9876">
            <text:p>139876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40625">
            <text:p>140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41376">
            <text:p>141376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42129">
            <text:p>142129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42884">
            <text:p>142884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3641">
            <text:p>143641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4400">
            <text:p>14440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5161">
            <text:p>145161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5924">
            <text:p>145924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6689">
            <text:p>146689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7456">
            <text:p>147456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8225">
            <text:p>14822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8996">
            <text:p>148996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9769">
            <text:p>149769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50544">
            <text:p>150544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51321">
            <text:p>151321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52100">
            <text:p>15210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52881">
            <text:p>152881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3664">
            <text:p>153664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4449">
            <text:p>154449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5236">
            <text:p>155236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6025">
            <text:p>15602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6816">
            <text:p>156816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7609">
            <text:p>157609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8404">
            <text:p>158404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9201">
            <text:p>159201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60000">
            <text:p>1600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60801">
            <text:p>160801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61604">
            <text:p>161604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62409">
            <text:p>162409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63216">
            <text:p>163216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4025">
            <text:p>16402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4836">
            <text:p>164836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5649">
            <text:p>165649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6464">
            <text:p>166464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7281">
            <text:p>167281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8100">
            <text:p>16810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8921">
            <text:p>168921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9744">
            <text:p>169744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70569">
            <text:p>170569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71396">
            <text:p>171396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72225">
            <text:p>17222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73056">
            <text:p>17305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3889">
            <text:p>173889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4724">
            <text:p>174724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5561">
            <text:p>175561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6400">
            <text:p>17640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7241">
            <text:p>177241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8084">
            <text:p>178084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8929">
            <text:p>178929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9776">
            <text:p>179776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80625">
            <text:p>1806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81476">
            <text:p>18147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82329">
            <text:p>182329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83184">
            <text:p>183184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4041">
            <text:p>184041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4900">
            <text:p>18490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5761">
            <text:p>185761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6624">
            <text:p>186624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7489">
            <text:p>187489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8356">
            <text:p>188356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9225">
            <text:p>18922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90096">
            <text:p>190096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90969">
            <text:p>190969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91844">
            <text:p>191844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92721">
            <text:p>192721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3600">
            <text:p>19360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4481">
            <text:p>194481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5364">
            <text:p>195364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6249">
            <text:p>196249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7136">
            <text:p>197136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8025">
            <text:p>19802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8916">
            <text:p>198916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9809">
            <text:p>199809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200704">
            <text:p>200704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201601">
            <text:p>201601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202500">
            <text:p>2025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203401">
            <text:p>203401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4304">
            <text:p>204304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5209">
            <text:p>205209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6116">
            <text:p>206116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7025">
            <text:p>20702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7936">
            <text:p>20793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8849">
            <text:p>208849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9764">
            <text:p>209764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10681">
            <text:p>210681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11600">
            <text:p>21160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12521">
            <text:p>212521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13444">
            <text:p>213444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4369">
            <text:p>214369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5296">
            <text:p>215296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6225">
            <text:p>21622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7156">
            <text:p>217156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8089">
            <text:p>218089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9024">
            <text:p>219024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9961">
            <text:p>219961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20900">
            <text:p>22090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21841">
            <text:p>221841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22784">
            <text:p>222784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23729">
            <text:p>223729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4676">
            <text:p>224676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5625">
            <text:p>2256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6576">
            <text:p>226576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7529">
            <text:p>227529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8484">
            <text:p>228484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9441">
            <text:p>229441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30400">
            <text:p>23040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31361">
            <text:p>231361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32324">
            <text:p>232324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33289">
            <text:p>233289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4256">
            <text:p>234256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5225">
            <text:p>23522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6196">
            <text:p>236196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7169">
            <text:p>237169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8144">
            <text:p>238144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9121">
            <text:p>239121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40100">
            <text:p>24010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41081">
            <text:p>241081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42064">
            <text:p>242064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43049">
            <text:p>243049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4036">
            <text:p>244036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5025">
            <text:p>24502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6016">
            <text:p>246016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7009">
            <text:p>247009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8004">
            <text:p>248004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9001">
            <text:p>249001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6" table:number-columns-repeated="1024" table:default-cell-style-name="Default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tch next</text:p>
          </table:table-cell>
          <table:table-cell/>
          <table:table-cell table:formula="of:=[.C10]-2" office:value-type="float" office:value="8">
            <text:p>8</text:p>
          </table:table-cell>
          <table:table-cell table:formula="of:=[.D10]-2" office:value-type="float" office:value="6">
            <text:p>6</text:p>
          </table:table-cell>
          <table:table-cell table:formula="of:=[.E10]-2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8"/>
          <table:table-cell table:formula="of:=19*5+1" office:value-type="float" office:value="96">
            <text:p>9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formula="of:=32*5" office:value-type="float" office:value="160">
            <text:p>16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[.H35]/3" office:value-type="float" office:value="53.3333333333333">
            <text:p>53.333333333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53*3" office:value-type="float" office:value="159">
            <text:p>159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159/5" office:value-type="float" office:value="31.8">
            <text:p>31.8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31*5" office:value-type="float" office:value="155">
            <text:p>155</text:p>
          </table:table-cell>
          <table:table-cell table:number-columns-repeated="101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2/04/2013</text:date>, <text:time>23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04T23:17:24.12</dc:date>
    <meta:editing-duration>P38DT21H46M12S</meta:editing-duration>
    <meta:editing-cycles>8</meta:editing-cycles>
    <meta:generator>OpenOffice.org/3.4.1$Win32 OpenOffice.org_project/341m1$Build-9593</meta:generator>
    <meta:document-statistic meta:table-count="3" meta:cell-count="1213" meta:object-count="0"/>
  </office:meta>
</office:document-meta>
</file>